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ItalicT" svg:font-family="ItalicT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96e" officeooo:paragraph-rsid="0006096e"/>
    </style:style>
    <style:style style:name="P2" style:family="paragraph" style:parent-style-name="Standard">
      <style:text-properties officeooo:rsid="0006096e" officeooo:paragraph-rsid="000906e9"/>
    </style:style>
    <style:style style:name="P3" style:family="paragraph" style:parent-style-name="Standard">
      <style:text-properties style:font-name="ItalicT" officeooo:rsid="0006096e" officeooo:paragraph-rsid="0006096e"/>
    </style:style>
    <style:style style:name="P4" style:family="paragraph" style:parent-style-name="Standard">
      <style:text-properties style:font-name="ItalicT" fo:font-weight="bold" officeooo:rsid="0006096e" officeooo:paragraph-rsid="0006096e" style:font-weight-asian="bold" style:font-weight-complex="bold"/>
    </style:style>
    <style:style style:name="P5" style:family="paragraph" style:parent-style-name="Standard">
      <style:text-properties style:font-name="ItalicT" fo:font-weight="bold" officeooo:rsid="0006096e" officeooo:paragraph-rsid="000ee402" style:font-weight-asian="bold" style:font-weight-complex="bold"/>
    </style:style>
    <style:style style:name="P6" style:family="paragraph" style:parent-style-name="Standard">
      <style:text-properties style:font-name="ItalicT" fo:font-size="13pt" fo:font-weight="bold" officeooo:rsid="0006096e" officeooo:paragraph-rsid="0006096e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officeooo:rsid="0006096e" style:font-size-asian="13pt" style:font-size-complex="13pt"/>
    </style:style>
    <style:style style:name="P8" style:family="paragraph" style:parent-style-name="Standard">
      <style:text-properties fo:font-size="13pt" officeooo:rsid="0006096e" officeooo:paragraph-rsid="0006096e" style:font-size-asian="13pt" style:font-size-complex="13pt"/>
    </style:style>
    <style:style style:name="P9" style:family="paragraph" style:parent-style-name="Standard">
      <style:text-properties fo:font-size="13pt" officeooo:rsid="0006096e" officeooo:paragraph-rsid="0007098a" style:font-size-asian="13pt" style:font-size-complex="13pt"/>
    </style:style>
    <style:style style:name="P10" style:family="paragraph" style:parent-style-name="Standard">
      <style:text-properties style:font-name="ItalicT" fo:font-size="13pt" officeooo:rsid="0006096e" officeooo:paragraph-rsid="0006096e" style:font-size-asian="13pt" style:font-size-complex="13pt"/>
    </style:style>
    <style:style style:name="P11" style:family="paragraph" style:parent-style-name="Standard">
      <style:text-properties style:font-name="ItalicT" fo:font-size="13pt" fo:font-weight="bold" officeooo:rsid="0006096e" officeooo:paragraph-rsid="000906e9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ItalicT" fo:font-size="13pt" fo:font-weight="bold" officeooo:rsid="0006096e" officeooo:paragraph-rsid="0006096e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ItalicT" fo:font-size="13pt" fo:font-weight="normal" officeooo:rsid="0006096e" officeooo:paragraph-rsid="0006096e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font-name="ItalicT" fo:font-size="13pt" fo:font-weight="normal" officeooo:rsid="000a8448" officeooo:paragraph-rsid="000a8448" style:font-size-asian="13pt" style:font-weight-asian="normal" style:font-size-complex="13pt" style:font-weight-complex="normal"/>
    </style:style>
    <style:style style:name="P15" style:family="paragraph" style:parent-style-name="Heading_20_1">
      <style:text-properties officeooo:paragraph-rsid="000ba3f9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906e9" style:font-size-asian="13pt" style:font-size-complex="13pt"/>
    </style:style>
    <style:style style:name="T3" style:family="text">
      <style:text-properties fo:font-size="13pt" officeooo:rsid="000a8448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0906e9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a8448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ba3f9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0bb8ad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0d41a5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0ee402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0f52ba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074d5" style:font-size-asian="13pt" style:font-weight-asian="normal" style:font-size-complex="13pt" style:font-weight-complex="normal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06096e" style:font-size-asian="15pt" style:font-weight-asian="bold" style:font-size-complex="15pt" style:font-weight-complex="bold"/>
    </style:style>
    <style:style style:name="T16" style:family="text">
      <style:text-properties style:font-name="ItalicT" fo:font-size="13pt" fo:font-weight="bold" style:font-size-asian="13pt" style:font-weight-asian="bold" style:font-size-complex="13pt" style:font-weight-complex="bold"/>
    </style:style>
    <style:style style:name="T17" style:family="text">
      <style:text-properties style:font-name="ItalicT" fo:font-size="13pt" fo:font-weight="normal" officeooo:rsid="000906e9" style:font-size-asian="13pt" style:font-weight-asian="normal" style:font-size-complex="13pt" style:font-weight-complex="normal"/>
    </style:style>
    <style:style style:name="T18" style:family="text">
      <style:text-properties style:font-name="ItalicT" fo:font-size="13pt" fo:font-weight="normal" officeooo:rsid="000a8448" style:font-size-asian="13pt" style:font-weight-asian="normal" style:font-size-complex="13pt" style:font-weight-complex="normal"/>
    </style:style>
    <style:style style:name="T19" style:family="text">
      <style:text-properties style:font-name="ItalicT" fo:font-size="13pt" fo:font-weight="normal" officeooo:rsid="000ba3f9" style:font-size-asian="13pt" style:font-weight-asian="normal" style:font-size-complex="13pt" style:font-weight-complex="normal"/>
    </style:style>
    <style:style style:name="T20" style:family="text">
      <style:text-properties style:font-name="ItalicT" fo:font-size="13pt" fo:font-weight="normal" officeooo:rsid="000bb8ad" style:font-size-asian="13pt" style:font-weight-asian="normal" style:font-size-complex="13pt" style:font-weight-complex="normal"/>
    </style:style>
    <style:style style:name="T21" style:family="text">
      <style:text-properties style:font-name="ItalicT" fo:font-size="13pt" fo:font-weight="normal" officeooo:rsid="000f52ba" style:font-size-asian="13pt" style:font-weight-asian="normal" style:font-size-complex="13pt" style:font-weight-complex="normal"/>
    </style:style>
    <style:style style:name="T22" style:family="text">
      <style:text-properties style:font-name="ItalicT" fo:font-size="13pt" style:font-size-asian="13pt" style:font-size-complex="13pt"/>
    </style:style>
    <style:style style:name="T23" style:family="text">
      <style:text-properties style:font-name="ItalicT" fo:font-size="13pt" officeooo:rsid="000a8448" style:font-size-asian="13pt" style:font-size-complex="13pt"/>
    </style:style>
    <style:style style:name="T24" style:family="text">
      <style:text-properties style:font-name="ItalicT" fo:font-size="13pt" officeooo:rsid="000bb8ad" style:font-size-asian="13pt" style:font-size-complex="13pt"/>
    </style:style>
    <style:style style:name="T25" style:family="text">
      <style:text-properties style:font-name="ItalicT" fo:font-size="13pt" officeooo:rsid="000d41a5" style:font-size-asian="13pt" style:font-size-complex="13pt"/>
    </style:style>
    <style:style style:name="T26" style:family="text">
      <style:text-properties fo:font-weight="normal" officeooo:rsid="000ba3f9" style:font-weight-asian="normal" style:font-weight-complex="normal"/>
    </style:style>
    <style:style style:name="T27" style:family="text">
      <style:text-properties fo:font-weight="normal" officeooo:rsid="000bb8a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6"/><text:span text:style-name="T14"><text:s text:c="2"/></text:span><text:span text:style-name="T15">Team Bios</text:span></text:p>
      <text:p text:style-name="P7"/>
      <text:p text:style-name="P7"/>
      <text:p text:style-name="P3"><text:span text:style-name="T4">Name: </text:span><text:span text:style-name="T6">Jeremiah Baughman</text:span></text:p>
      <text:p text:style-name="P10"/>
      <text:p text:style-name="P4"><text:span text:style-name="T1">Years on team:</text:span><text:span text:style-name="T5"> </text:span><text:span text:style-name="T10">First year.</text:span></text:p>
      <text:p text:style-name="P10"/>
      <text:p text:style-name="P4"><text:span text:style-name="T1">Job on team: </text:span><text:span text:style-name="T10">Hardware.</text:span></text:p>
      <text:p text:style-name="P10"/>
      <text:p text:style-name="P2"><text:span text:style-name="T16">Interesting Facts:</text:span><text:span text:style-name="T22"> </text:span><text:span text:style-name="T25">I</text:span><text:span text:style-name="T24">m from a blended family. </text:span><text:span text:style-name="T25">I love playing video games. Im learning American sign Language (ASL). I enjoy comedy. I like videos from YouTube.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16">Name: </text:span><text:span text:style-name="T17">Scott Kidman</text:span></text:p>
      <text:p text:style-name="P10"/>
      <text:p text:style-name="P4"><text:span text:style-name="T1">Years on team: </text:span><text:span text:style-name="T9">2 years.</text:span></text:p>
      <text:p text:style-name="P10"/>
      <text:p text:style-name="P4"><text:span text:style-name="T1">Job on team:</text:span><text:span text:style-name="T5"> </text:span><text:span text:style-name="T9">Hardware construction and deign. </text:span></text:p>
      <text:p text:style-name="P10"/>
      <text:p text:style-name="P4"><text:span text:style-name="T1">Interesting Facts:</text:span><text:span text:style-name="T5"> </text:span><text:span text:style-name="T9">I am the tallest in the garage. I am good at </text:span><text:span text:style-name="T10">riding a motorcycles/dirt-bikes. I enjoy S.T.E.M and robotic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6"/>
      <text:p text:style-name="P6"/>
      <text:p text:style-name="P1"><text:span text:style-name="T16">Name: </text:span><text:span text:style-name="T17">Joe Baughman</text:span></text:p>
      <text:p text:style-name="P6"/>
      <text:p text:style-name="P6">Years on team: <text:span text:style-name="T26">First year.</text:span></text:p>
      <text:p text:style-name="P6"/>
      <text:p text:style-name="P6">Job on team: <text:span text:style-name="T26">Hardware and notebook.</text:span></text:p>
      <text:p text:style-name="P6"/>
      <text:p text:style-name="P6">Interesting Facts: <text:span text:style-name="T26">Im learning American Sign Language (ASL). I am writing my own book. </text:span><text:span text:style-name="T27">I love movies. Im good at convocations. Im a self-taught artiest. Im from a blended family.</text:span></text:p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16">Name: </text:span><text:span text:style-name="T17">Luke McMillan</text:span></text:p>
      <text:p text:style-name="P6"/>
      <text:p text:style-name="P4"><text:span text:style-name="T1">Years on team: </text:span><text:span text:style-name="T7">2 years.</text:span></text:p>
      <text:p text:style-name="P6"/>
      <text:p text:style-name="P4"><text:span text:style-name="T1">Job on team: </text:span><text:span text:style-name="T7">Software.</text:span></text:p>
      <text:p text:style-name="P6"/>
      <text:p text:style-name="P1"><text:span text:style-name="T16">Interesting Facts:</text:span><text:span text:style-name="T1"> <text:s/></text:span><text:span text:style-name="T23">I love to build weapons, I love to hunt for bones,</text:span><text:span text:style-name="T3"> </text:span><text:span text:style-name="T23">I love monsters. I love the lord Jesus Christ. I am a HUGGGEEEE batman/Zelda fan. </text:span><text:span text:style-name="T18">And yes ladies I am SINGLE(;</text:span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2"><text:span text:style-name="T16">Name: </text:span><text:span text:style-name="T17">Immanuel Lawhon</text:span></text:p>
      <text:p text:style-name="P6"/>
      <text:p text:style-name="P4"><text:span text:style-name="T1">Years on team:</text:span><text:span text:style-name="T2"> </text:span><text:span text:style-name="T7">4/12 months/first year woot woot.</text:span></text:p>
      <text:p text:style-name="P6"/>
      <text:p text:style-name="P4"><text:span text:style-name="T1">Job on team: </text:span><text:span text:style-name="T6">Software (Primary), Notebook (Secon</text:span><text:span text:style-name="T7">da</text:span><text:span text:style-name="T6">ry), Hardware (Tertiary) </text:span><text:span text:style-name="T7">Yep I'm Smort Laugh out loud.</text:span></text:p>
      <text:p text:style-name="P6"/>
      <text:p text:style-name="P4"><text:span text:style-name="T1">Interesting Facts: </text:span><text:span text:style-name="T7">I play hockey on my free time along with piano and other instruments. And I'm a </text:span><text:span text:style-name="T12">vanilla covered chocolate</text:span><text:span text:style-name="T7"> </text:span><text:span text:style-name="T12">bar </text:span><text:span text:style-name="T7">which means I'm blonde but as smart as a brunette.</text:span></text:p>
      <text:p text:style-name="P13"/>
      <text:p text:style-name="P6"/>
      <text:p text:style-name="P6"/>
      <text:p text:style-name="P6"/>
      <text:p text:style-name="P6"/>
      <text:p text:style-name="P6"/>
      <text:p text:style-name="P1"><text:span text:style-name="T16">Name: </text:span><text:span text:style-name="T17">Kayla Bachtelle</text:span></text:p>
      <text:p text:style-name="P6"/>
      <text:p text:style-name="P4"><text:span text:style-name="T1">Years on team: </text:span><text:span text:style-name="T7">Two Years.</text:span></text:p>
      <text:p text:style-name="P6"/>
      <text:p text:style-name="P4"><text:span text:style-name="T1">Job on team: </text:span><text:span text:style-name="T7">Lead Software.</text:span></text:p>
      <text:p text:style-name="P6"/>
      <text:p text:style-name="P4"><text:span text:style-name="T1">Interesting </text:span><text:span text:style-name="T5">Facts: </text:span><text:span text:style-name="T7">I'm a female.</text:span></text:p>
      <text:p text:style-name="P14">FE = iron</text:p>
      <text:p text:style-name="P14">Male = man</text:p>
      <text:p text:style-name="P14">Therefore I am Iron Man.</text:p>
      <text:p text:style-name="P6"><text:soft-page-break/></text:p>
      <text:p text:style-name="P8"/>
      <text:p text:style-name="P8"/>
      <text:p text:style-name="P1"><text:span text:style-name="T16">Name: </text:span><text:span text:style-name="T17">Cierra Bachtelle</text:span></text:p>
      <text:p text:style-name="P6"/>
      <text:p text:style-name="P4"><text:span text:style-name="T1">Years on team: </text:span><text:span text:style-name="T7">2 years.</text:span></text:p>
      <text:p text:style-name="P6"/>
      <text:p text:style-name="P4"><text:span text:style-name="T1">Job on team:</text:span><text:span text:style-name="T5"> </text:span><text:span text:style-name="T8">Head of notebook</text:span></text:p>
      <text:p text:style-name="P6"/>
      <text:h text:style-name="P15" text:outline-level="1"><text:span text:style-name="T22">Interesting Facts: </text:span><text:span text:style-name="T19">I know American sign Lagrange </text:span><text:span text:style-name="T20">(ASL). I love people. I'm the </text:span><text:span text:style-name="T21">weirdest</text:span><text:span text:style-name="T20"> person EVERRR!!!! NO I'm older then my sister Kayla!!!!!!! Whats up baby cakes? LOL. I LOVES TO CUDDLE!!!!!!</text:span></text:h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16">Name: </text:span><text:span text:style-name="T17">Tim Bloot</text:span></text:p>
      <text:p text:style-name="P6"/>
      <text:p text:style-name="P4"><text:span text:style-name="T1">Years on team: </text:span><text:span text:style-name="T11">3 years on the team, 4 years involved in First Tech Challenge</text:span></text:p>
      <text:p text:style-name="P6"/>
      <text:p text:style-name="P5"><text:span text:style-name="T1">Job on team: </text:span><text:span text:style-name="T11">Hardware Captain and team organizer. </text:span></text:p>
      <text:p text:style-name="P6"/>
      <text:p text:style-name="P4"><text:span text:style-name="T1">Interesting Facts: </text:span><text:span text:style-name="T11">I am Dutch, Oranje for life! I am an I.T. intern at my school, and have been on a team that sent an experiment to the International Space Station. My hobbies include building computers, sailing, and ATV riding. Lockheed is my dream company, and I love the cold.</text:span></text:p>
      <text:p text:style-name="P8"/>
      <text:p text:style-name="P8"/>
      <text:p text:style-name="P8"/>
      <text:p text:style-name="P8"><text:soft-page-break/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ItalicT" svg:font-family="ItalicT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8:32:58.589000000</meta:creation-date>
    <dc:date>2015-11-02T19:02:45.701000000</dc:date>
    <meta:editing-duration>PT23M15S</meta:editing-duration>
    <meta:editing-cycles>2</meta:editing-cycles>
    <meta:generator>LibreOffice/4.4.5.2$Windows_x86 LibreOffice_project/a22f674fd25a3b6f45bdebf25400ed2adff0ff99</meta:generator>
    <meta:document-statistic meta:table-count="0" meta:image-count="0" meta:object-count="0" meta:page-count="5" meta:paragraph-count="36" meta:word-count="375" meta:character-count="2213" meta:non-whitespace-character-count="1802"/>
  </office:meta>
</office:document-meta>
</file>